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aracteristicModifiers" table:style-name="ta1">
        <table:table-column table:style-name="co1" table:number-columns-repeated="2" table:default-cell-style-name="Default"/>
        <table:table-row table:style-name="ro1">
          <table:table-cell table:formula="of:=ROW()-1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NobleTitles" table:style-name="ta1">
        <table:table-column table:style-name="co1" table:number-columns-repeated="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qu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ke</text:p>
          </table:table-cell>
        </table:table-row>
      </table:table>
      <table:table table:name="Skil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backgroun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le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fa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etw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cc Suit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ecareerEducation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entry_dm_term2</text:p>
          </table:table-cell>
          <table:table-cell office:value-type="string" calcext:value-type="string">
            <text:p>entry_dm_term3</text:p>
          </table:table-cell>
          <table:table-cell office:value-type="string" calcext:value-type="string">
            <text:p>entry_dm_soc9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grad_dm_end8</text:p>
          </table:table-cell>
          <table:table-cell office:value-type="string" calcext:value-type="string">
            <text:p>grad_dm_soc8</text:p>
          </table:table-cell>
          <table:table-cell office:value-type="string" calcext:value-type="string">
            <text:p>grad_honors</text:p>
          </table:table-cell>
          <table:table-cell office:value-type="string" calcext:value-type="string">
            <text:p>entry_skills</text:p>
          </table:table-cell>
          <table:table-cell office:value-type="string" calcext:value-type="string">
            <text:p>entry_benefits</text:p>
          </table:table-cell>
          <table:table-cell office:value-type="string" calcext:value-type="string">
            <text:p>grad_benefits</text:p>
          </table:table-cell>
          <table:table-cell office:value-type="string" calcext:value-type="string">
            <text:p>grad_honors_benefits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edu 7+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 7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in a 0 and 1 skill in:Admin, Advocate, Animals (training or veterinary), Art, Astrogation, Electronics, Engineer, Language, Medic, Navigation, Profession, Science</text:p>
          </table:table-cell>
          <table:table-cell office:value-type="string" calcext:value-type="string">
            <text:p>edu +1</text:p>
          </table:table-cell>
          <table:table-cell office:value-type="string" calcext:value-type="string">
            <text:p>increase skills to 1 and 2, edu +2, DM +1 to enter following careers: Agent, Army, Citizen (corporate), Entertainer (journalist), Marines, Navy, Scholar, Scouts., Roll <text:s/>commission before entry into military career if it is first career after graduation</text:p>
          </table:table-cell>
          <table:table-cell office:value-type="string" calcext:value-type="string">
            <text:p>+2 to enter careers, +2 on pre-first-term commission roll.</text:p>
          </table:table-cell>
        </table:table-row>
        <table:table-row table:style-name="ro1">
          <table:table-cell office:value-type="string" calcext:value-type="string">
            <text:p>army academy</text:p>
          </table:table-cell>
          <table:table-cell office:value-type="string" calcext:value-type="string">
            <text:p>end 8+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 8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c training skills from your service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entering same service pick 3 skills to take at 1. Edu +1. <text:s/>Automatic entry into same service if you immediately join. May roll commission before joining with dm +2.</text:p>
          </table:table-cell>
          <table:table-cell office:value-type="string" calcext:value-type="string">
            <text:p>soc +1, automatically commissioned if enter the same service.</text:p>
          </table:table-cell>
        </table:table-row>
        <table:table-row table:style-name="ro1">
          <table:table-cell office:value-type="string" calcext:value-type="string">
            <text:p>marines academy</text:p>
          </table:table-cell>
          <table:table-cell office:value-type="string" calcext:value-type="string">
            <text:p>end 9+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 8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c training skills from your service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entering same service pick 3 skills to take at 1. Edu +1. <text:s/>Automatic entry into same service if you immediately join. May roll commission before joining with dm +2.</text:p>
          </table:table-cell>
          <table:table-cell office:value-type="string" calcext:value-type="string">
            <text:p>soc +1, automatically commissioned if enter the same service.</text:p>
          </table:table-cell>
        </table:table-row>
        <table:table-row table:style-name="ro1">
          <table:table-cell office:value-type="string" calcext:value-type="string">
            <text:p>navy academy</text:p>
          </table:table-cell>
          <table:table-cell office:value-type="string" calcext:value-type="string">
            <text:p>int 9+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 8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c training skills from your service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entering same service pick 3 skills to take at 1. Edu +1. <text:s/>Automatic entry into same service if you immediately join. May roll commission before joining with dm +2.</text:p>
          </table:table-cell>
          <table:table-cell office:value-type="string" calcext:value-type="string">
            <text:p>soc +1, automatically commissioned if enter the same servi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2T15:42:42.507000000</dc:date>
    <meta:editing-duration>PT5H5M11S</meta:editing-duration>
    <meta:editing-cycles>17</meta:editing-cycles>
    <meta:generator>LibreOffice/7.3.0.3$Windows_X86_64 LibreOffice_project/0f246aa12d0eee4a0f7adcefbf7c878fc2238db3</meta:generator>
    <meta:document-statistic meta:table-count="4" meta:cell-count="141" meta:object-count="0"/>
  </office:meta>
</office:document-meta>
</file>